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hading">
      <style:graphic-properties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color="#000000" fo:font-family="Inconsolata" style:font-style-name="Regular" style:font-pitch="fixed" fo:font-size="30pt" fo:font-weight="normal" style:font-size-asian="30pt" style:font-weight-asian="normal" style:font-size-complex="30pt"/>
    </style:style>
    <style:style style:name="P2" style:family="paragraph">
      <style:paragraph-properties fo:text-align="center"/>
    </style:style>
    <style:style style:name="T1" style:family="text">
      <style:text-properties fo:color="#000000" fo:font-size="30pt" style:font-size-asian="30pt" style:font-size-complex="30pt"/>
    </style:style>
    <style:style style:name="T2" style:family="text">
      <style:text-properties fo:color="#0000d2" fo:font-size="30pt" style:font-size-asian="30pt" style:font-size-complex="30pt"/>
    </style:style>
    <style:style style:name="T3" style:family="text">
      <style:text-properties fo:color="#980099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669cm" svg:height="1.322cm" svg:x="0.154cm" svg:y="0.254cm">
          <draw:text-box>
            <text:p text:style-name="P1"><text:span text:style-name="T1">a = { </text:span><text:span text:style-name="T2">SinOsc</text:span><text:span text:style-name="T1">.ar(</text:span><text:span text:style-name="T3">440</text:span><text:span text:style-name="T1">, </text:span><text:span text:style-name="T3">0</text:span><text:span text:style-name="T1">, </text:span><text:span text:style-name="T3">0.1</text:span><text:span text:style-name="T1">).dup }.play;</text:span></text:p>
          </draw:text-box>
        </draw:frame>
        <draw:custom-shape draw:style-name="gr2" draw:text-style-name="P2" xml:id="id2" draw:id="id2" draw:layer="layout" svg:width="1.524cm" svg:height="1.27cm" svg:x="6.858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xml:id="id1" draw:id="id1" draw:layer="layout" svg:width="4.295cm" svg:height="1.352cm" svg:x="10cm" svg:y="1.75cm">
          <draw:text-box>
            <text:p>Methods</text:p>
          </draw:text-box>
        </draw:frame>
        <draw:connector draw:style-name="gr3" draw:text-style-name="P2" draw:layer="layout" draw:type="line" svg:x1="10cm" svg:y1="2.426cm" svg:x2="7.62cm" svg:y2="1.524cm" draw:start-shape="id1" draw:start-glue-point="3" draw:end-shape="id2" draw:end-glue-point="2" svg:d="m10000 2426-2380-902" svg:viewBox="0 0 2381 903">
          <text:p/>
        </draw:connector>
        <draw:custom-shape draw:style-name="gr2" draw:text-style-name="P2" xml:id="id3" draw:id="id3" draw:layer="layout" svg:width="2.286cm" svg:height="1.27cm" svg:x="15.24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2.54cm" svg:height="1.27cm" svg:x="18.542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14.295cm" svg:y1="2.426cm" svg:x2="16.383cm" svg:y2="1.524cm" draw:start-shape="id1" draw:start-glue-point="1" draw:end-shape="id3" draw:end-glue-point="2" svg:d="m14295 2426 2088-902" svg:viewBox="0 0 2089 903">
          <text:p/>
        </draw:connector>
        <draw:connector draw:style-name="gr3" draw:text-style-name="P2" draw:layer="layout" draw:type="line" svg:x1="14.295cm" svg:y1="2.426cm" svg:x2="19.812cm" svg:y2="1.524cm" draw:start-shape="id1" draw:start-glue-point="1" draw:end-shape="id4" draw:end-glue-point="2" svg:d="m14295 2426 5517-902" svg:viewBox="0 0 5518 9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355e00" draw:marker-start-width="0.279cm" draw:marker-start-center="false" draw:marker-end-width="0.279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55e0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355e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hading" style:family="graphic" style:parent-style-name="standard">
      <style:graphic-properties draw:stroke="none" draw:stroke-dash="Dash_20_2" draw:fill-color="#99ccff" draw:fill-gradient-name="Gradient_20_7" draw:fill-hatch-name="Hatching_20_1" draw:fill-image-name="Bitmape_20_1" draw:opacity="20%" draw:fill-image-width="0cm" draw:fill-image-height="0cm" draw:shadow-opacity="20%"/>
    </style:style>
  </office:styles>
  <office:automatic-styles>
    <style:page-layout style:name="PM0">
      <style:page-layout-properties fo:margin-top="0.254cm" fo:margin-bottom="0.254cm" fo:margin-left="0.254cm" fo:margin-right="0.254cm" fo:page-width="21.844cm" fo:page-height="3.3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Harkins</meta:initial-creator>
    <meta:creation-date>2014-01-12T10:12:26</meta:creation-date>
    <dc:date>2014-07-09T15:22:57</dc:date>
    <dc:creator>James </dc:creator>
    <meta:editing-duration>PT45M</meta:editing-duration>
    <meta:editing-cycles>5</meta:editing-cycles>
    <meta:generator>LibreOffice/3.5$Linux_X86_64 LibreOffice_project/350m1$Build-2</meta:generator>
    <meta:document-statistic meta:object-count="8"/>
  </office:meta>
</office:document-meta>
</file>